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</style:style>
    <style:style style:name="P2" style:family="paragraph" style:parent-style-name="Standard">
      <style:text-properties officeooo:rsid="001a3c7e" officeooo:paragraph-rsid="001a3c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u va tu sans lumière vincent ?</text:p>
      <text:p text:style-name="Standard"/>
      <text:p text:style-name="Standard">Au soleil !</text:p>
      <text:p text:style-name="Standard"/>
      <text:p text:style-name="P2">Les doigts de pieds en éventa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Windows_x86 LibreOffice_project/e5f16313668ac592c1bfb310f4390624e3dbfb75</meta:generator>
    <meta:creation-date>2009-04-16T11:32:00Z</meta:creation-date>
    <dc:date>2016-02-10T16:36:49.501000000</dc:date>
    <meta:editing-cycles>8</meta:editing-cycles>
    <meta:editing-duration>PT24S</meta:editing-duration>
    <meta:document-statistic meta:table-count="0" meta:image-count="0" meta:object-count="0" meta:page-count="1" meta:paragraph-count="3" meta:word-count="16" meta:character-count="73" meta:non-whitespace-character-count="60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